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USV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129.9">
            <text:p>129,9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25.98">
            <text:p>25,9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103.92">
            <text:p>103,9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2.0784">
            <text:p>2,0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101.8416">
            <text:p>101,8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101.8416">
            <text:p>101,8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25.4604">
            <text:p>25,4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127.302">
            <text:p>127,3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19.0953">
            <text:p>19,1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146.3973">
            <text:p>146,4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2.927946">
            <text:p>2,93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149.325246">
            <text:p>149,33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22.3987869">
            <text:p>22,40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171.7240329">
            <text:p>171,72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1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1:44.88</dc:date>
    <meta:editing-duration>PT59S</meta:editing-duration>
    <meta:editing-cycles>1</meta:editing-cycles>
    <meta:document-statistic meta:table-count="1" meta:cell-count="38" meta:object-count="0"/>
  </office:meta>
</office:document-meta>
</file>